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Fett" svg:font-family="'Arial Fett'"/>
    <style:font-face style:name="CorpoS" svg:font-family="CorpoS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19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1.967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5.847cm"/>
    </style:style>
    <style:style style:name="co10" style:family="table-column">
      <style:table-column-properties fo:break-before="auto" style:column-width="3.159cm"/>
    </style:style>
    <style:style style:name="co11" style:family="table-column">
      <style:table-column-properties fo:break-before="auto" style:column-width="1.94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4.988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16.681cm"/>
    </style:style>
    <style:style style:name="co17" style:family="table-column">
      <style:table-column-properties fo:break-before="auto" style:column-width="2.145cm"/>
    </style:style>
    <style:style style:name="co18" style:family="table-column">
      <style:table-column-properties fo:break-before="auto" style:column-width="1.053cm"/>
    </style:style>
    <style:style style:name="co19" style:family="table-column">
      <style:table-column-properties fo:break-before="auto" style:column-width="2.217cm"/>
    </style:style>
    <style:style style:name="co20" style:family="table-column">
      <style:table-column-properties fo:break-before="auto" style:column-width="2.245cm"/>
    </style:style>
    <style:style style:name="co21" style:family="table-column">
      <style:table-column-properties fo:break-before="auto" style:column-width="3.048cm"/>
    </style:style>
    <style:style style:name="co22" style:family="table-column">
      <style:table-column-properties fo:break-before="auto" style:column-width="2.633cm"/>
    </style:style>
    <style:style style:name="co23" style:family="table-column">
      <style:table-column-properties fo:break-before="auto" style:column-width="10.726cm"/>
    </style:style>
    <style:style style:name="co24" style:family="table-column">
      <style:table-column-properties fo:break-before="auto" style:column-width="5.516cm"/>
    </style:style>
    <style:style style:name="co25" style:family="table-column">
      <style:table-column-properties fo:break-before="auto" style:column-width="2.1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9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2.672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PageStyle_5f_problems">
      <style:table-properties table:display="true" style:writing-mode="lr-tb"/>
    </style:style>
    <style:style style:name="ta2" style:family="table" style:master-page-name="PageStyle_5f_open_20_risks">
      <style:table-properties table:display="true" style:writing-mode="lr-tb"/>
    </style:style>
    <style:style style:name="ta3" style:family="table" style:master-page-name="PageStyle_5f_closed_20_risks">
      <style:table-properties table:display="true" style:writing-mode="lr-tb"/>
    </style:style>
    <style:style style:name="ta4" style:family="table" style:master-page-name="PageStyle_5f_How_20_to_20_use">
      <style:table-properties table:display="true" style:writing-mode="lr-tb"/>
    </style:style>
    <style:style style:name="ta5" style:family="table" style:master-page-name="PageStyle_5f__5f_data_5f_">
      <style:table-properties table:display="true" style:writing-mode="lr-tb"/>
    </style:style>
    <style:style style:name="ta6" style:family="table" style:master-page-name="PageStyle_5f_Revision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969696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035cm solid #969696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0.035cm solid #969696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969696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969696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969696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035cm solid #969696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969696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969696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969696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969696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969696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fo:background-color="#3366ff" style:cell-protect="none" style:print-content="true" style:diagonal-bl-tr="none" style:diagonal-tl-br="none" style:text-align-source="value-type" style:repeat-content="false" fo:wrap-option="wrap" fo:border="0.035cm solid #969696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969696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wrap" fo:border-left="0.035cm solid #969696" style:direction="ltr" fo:border-right="0.035cm solid #969696" style:rotation-angle="90" style:rotation-align="none" style:shrink-to-fit="false" fo:border-top="0.035cm solid #969696" style:vertical-align="top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969696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no-wrap" fo:border="0.035cm solid #969696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035cm solid #969696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36">
      <style:table-cell-properties style:glyph-orientation-vertical="0" fo:background-color="#3366ff" style:cell-protect="none" style:print-content="true" style:diagonal-bl-tr="none" style:diagonal-tl-br="none" style:text-align-source="fix" style:repeat-content="false" fo:wrap-option="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wrap" fo:border-left="0.035cm solid #969696" style:direction="ltr" fo:border-right="0.035cm solid #969696" style:rotation-angle="90" style:rotation-align="none" style:shrink-to-fit="false" fo:border-top="0.035cm solid #969696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diagonal-bl-tr="none" style:diagonal-tl-br="none" fo:border="0.035cm solid #000000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style:use-window-font-color="true" style:text-outline="false" style:text-line-through-style="none" style:font-name="Arial Fett" fo:font-size="12pt" fo:font-style="normal" fo:text-shadow="none" style:text-underline-style="none" fo:font-weight="bold" style:font-name-asian="Arial Fett" style:font-size-asian="12pt" style:font-style-asian="normal" style:font-weight-asian="bold" style:font-name-complex="Arial Fett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orpoS" fo:font-size="8pt" fo:font-style="normal" fo:text-shadow="none" style:text-underline-style="none" fo:font-weight="normal" style:font-name-asian="CorpoS" style:font-size-asian="8pt" style:font-style-asian="normal" style:font-weight-asian="normal" style:font-name-complex="CorpoS" style:font-size-complex="8pt" style:font-style-complex="normal" style:font-weight-complex="normal"/>
    </style:style>
    <style:style style:name="ce37" style:family="table-cell" style:parent-style-name="Default" style:data-style-name="N3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bold" style:font-name-asian="CorpoS" style:font-size-asian="10pt" style:font-style-asian="normal" style:font-weight-asian="bold" style:font-name-complex="CorpoS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Arial Fett" fo:font-size="12pt" fo:font-style="italic" fo:text-shadow="none" style:text-underline-style="none" fo:font-weight="bold" style:font-name-asian="Arial Fett" style:font-size-asian="12pt" style:font-style-asian="italic" style:font-weight-asian="bold" style:font-name-complex="Arial Fett" style:font-size-complex="12pt" style:font-style-complex="italic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orpoS" fo:font-size="8pt" fo:font-style="normal" fo:text-shadow="none" style:text-underline-style="none" fo:font-weight="normal" style:font-name-asian="CorpoS" style:font-size-asian="8pt" style:font-style-asian="normal" style:font-weight-asian="normal" style:font-name-complex="CorpoS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bold" style:font-name-asian="CorpoS" style:font-size-asian="10pt" style:font-style-asian="normal" style:font-weight-asian="bold" style:font-name-complex="CorpoS" style:font-size-complex="10pt" style:font-style-complex="normal" style:font-weight-complex="bold"/>
    </style:style>
    <style:style style:name="ce46" style:family="table-cell" style:parent-style-name="Default" style:data-style-name="N3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7" style:family="table-cell" style:parent-style-name="Default" style:data-style-name="N30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bold" style:font-name-asian="CorpoS" style:font-size-asian="10pt" style:font-style-asian="normal" style:font-weight-asian="bold" style:font-name-complex="CorpoS" style:font-size-complex="10pt" style:font-style-complex="normal" style:font-weight-complex="bold"/>
    </style:style>
    <style:style style:name="ce49" style:family="table-cell" style:parent-style-name="Default" style:data-style-name="N510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0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bold" style:font-name-asian="CorpoS" style:font-size-asian="10pt" style:font-style-asian="normal" style:font-weight-asian="bold" style:font-name-complex="CorpoS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orpoS" fo:font-size="10pt" fo:font-style="normal" fo:text-shadow="none" style:text-underline-style="none" fo:font-weight="normal" style:font-name-asian="CorpoS" style:font-size-asian="10pt" style:font-style-asian="normal" style:font-weight-asian="normal" style:font-name-complex="CorpoS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5" style:family="text">
      <style:text-properties fo:color="#ff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ooc:cell-content-is-in-list(l_topic)" table:allow-empty-cell="true" table:display-list="unsorted" table:base-cell-address="problems.C5">
          <table:error-message table:message-type="stop" table:display="true"/>
        </table:content-validation>
        <table:content-validation table:name="val2" table:condition="oooc:cell-content-is-in-list(l_occurance)" table:allow-empty-cell="true" table:display-list="unsorted" table:base-cell-address="problems.E5">
          <table:error-message table:message-type="stop" table:display="true"/>
        </table:content-validation>
        <table:content-validation table:name="val3" table:condition="oooc:cell-content-is-in-list(l_impact)" table:allow-empty-cell="true" table:display-list="unsorted" table:base-cell-address="problems.G5">
          <table:error-message table:message-type="stop" table:display="true"/>
        </table:content-validation>
        <table:content-validation table:name="val4" table:condition="oooc:cell-content-is-in-list(l_person)" table:allow-empty-cell="true" table:display-list="unsorted" table:base-cell-address="problems.I5">
          <table:error-message table:message-type="stop" table:display="true"/>
        </table:content-validation>
        <table:content-validation table:name="val5" table:condition="oooc:cell-content-is-in-list(l_status)" table:allow-empty-cell="true" table:display-list="unsorted" table:base-cell-address="problems.L5">
          <table:error-message table:message-type="stop" table:display="true"/>
        </table:content-validation>
        <table:content-validation table:name="val6" table:condition="oooc:cell-content-is-in-list(l_topic)" table:allow-empty-cell="true" table:display-list="unsorted" table:base-cell-address="'open risks'.C5">
          <table:error-message table:message-type="stop" table:display="true"/>
        </table:content-validation>
        <table:content-validation table:name="val7" table:condition="oooc:cell-content-is-in-list(l_occurance)" table:allow-empty-cell="true" table:display-list="unsorted" table:base-cell-address="'open risks'.E5">
          <table:error-message table:message-type="stop" table:display="true"/>
        </table:content-validation>
        <table:content-validation table:name="val8" table:condition="oooc:cell-content-is-in-list(l_impact)" table:allow-empty-cell="true" table:display-list="unsorted" table:base-cell-address="'open risks'.G5">
          <table:error-message table:message-type="stop" table:display="true"/>
        </table:content-validation>
        <table:content-validation table:name="val9" table:condition="oooc:cell-content-is-in-list(l_person)" table:allow-empty-cell="true" table:display-list="unsorted" table:base-cell-address="'open risks'.I5">
          <table:error-message table:message-type="stop" table:display="true"/>
        </table:content-validation>
        <table:content-validation table:name="val10" table:condition="oooc:cell-content-is-in-list(l_status)" table:allow-empty-cell="true" table:display-list="unsorted" table:base-cell-address="'open risks'.L5">
          <table:error-message table:message-type="stop" table:display="true"/>
        </table:content-validation>
        <table:content-validation table:name="val11" table:condition="oooc:cell-content-is-in-list(l_topic)" table:allow-empty-cell="true" table:display-list="unsorted" table:base-cell-address="'closed risks'.C5">
          <table:error-message table:message-type="stop" table:display="true"/>
        </table:content-validation>
        <table:content-validation table:name="val12" table:condition="oooc:cell-content-is-in-list(l_occurance)" table:allow-empty-cell="true" table:display-list="unsorted" table:base-cell-address="'closed risks'.E5">
          <table:error-message table:message-type="stop" table:display="true"/>
        </table:content-validation>
        <table:content-validation table:name="val13" table:condition="oooc:cell-content-is-in-list(l_impact)" table:allow-empty-cell="true" table:display-list="unsorted" table:base-cell-address="'closed risks'.G5">
          <table:error-message table:message-type="stop" table:display="true"/>
        </table:content-validation>
        <table:content-validation table:name="val14" table:condition="oooc:cell-content-is-in-list(l_person)" table:allow-empty-cell="true" table:display-list="unsorted" table:base-cell-address="'closed risks'.I5">
          <table:error-message table:message-type="stop" table:display="true"/>
        </table:content-validation>
        <table:content-validation table:name="val15" table:condition="oooc:cell-content-is-in-list(l_status)" table:allow-empty-cell="true" table:display-list="unsorted" table:base-cell-address="'closed risks'.L5">
          <table:error-message table:message-type="stop" table:display="true"/>
        </table:content-validation>
        <table:content-validation table:name="val16" table:condition="oooc:cell-content-is-in-list(&quot;in work&quot;;&quot;reviewed&quot;;&quot;ready for approval&quot;;&quot;approved&quot;;&quot;postponed&quot;;&quot;published&quot;)" table:allow-empty-cell="true" table:display-list="unsorted" table:base-cell-address="Revision.B6">
          <table:error-message table:message-type="stop" table:display="true"/>
        </table:content-validation>
      </table:content-validations>
      <table:table table:name="problems" table:style-name="ta1" table:print-ranges="problems.A1:problems.Q35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37" table:default-cell-style-name="ce5"/>
        <table:table-row table:style-name="ro1">
          <table:table-cell table:style-name="ce1" office:value-type="string" table:number-columns-spanned="19" table:number-rows-spanned="1">
            <text:p>Risk Management Plan - <text:span text:style-name="T5">problems occured</text:span></text:p>
          </table:table-cell>
          <table:covered-table-cell table:number-columns-repeated="2" table:style-name="ce1"/>
          <table:covered-table-cell table:style-name="ce1" office:value-type="string">
            <text:p>next ID:</text:p>
          </table:covered-table-cell>
          <table:covered-table-cell table:style-name="ce1" table:formula="oooc:=MAX([.A$1:.A$65536];$#REF!.A$1:A$65536)+1" office:value-type="float" office:value="0">
            <text:p>#NAME?</text:p>
          </table:covered-table-cell>
          <table:covered-table-cell table:number-columns-repeated="14" table:style-name="ce1"/>
          <table:table-cell table:style-name="ce18" table:number-columns-repeated="237"/>
        </table:table-row>
        <table:table-row table:style-name="ro1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2">
          <table:table-cell table:style-name="ce2" office:value-type="string">
            <office:annotation draw:style-name="gr1" draw:text-style-name="P1" svg:width="3.51cm" svg:height="1.951cm" svg:x="1.655cm" svg:y="0.632cm" draw:caption-point-x="-1.655cm" draw:caption-point-y="-0.632cm">
              <dc:creator>KB</dc:creator>
              <dc:date>2005-10-07T00:00:00</dc:date>
              <text:p text:style-name="P1"><text:span text:style-name="T1">unique ID</text:span></text:p>
            </office:annotation>
            <text:p>Risk ID</text:p>
          </table:table-cell>
          <table:table-cell table:style-name="ce2" office:value-type="string">
            <office:annotation draw:style-name="gr1" draw:text-style-name="P1" svg:width="3.542cm" svg:height="1.955cm" svg:x="2.87cm" svg:y="0.896cm" draw:caption-point-x="-2.87cm" draw:caption-point-y="-0.896cm">
              <dc:creator>KB</dc:creator>
              <dc:date>2005-10-07T00:00:00</dc:date>
              <text:p text:style-name="P1"><text:span text:style-name="T1">see #data</text:span></text:p>
            </office:annotation>
            <text:p>Overall Priority</text:p>
          </table:table-cell>
          <table:table-cell table:style-name="ce2" office:value-type="string">
            <text:p>Topic</text:p>
          </table:table-cell>
          <table:table-cell table:style-name="ce2" office:value-type="string">
            <text:p>Risk Description</text:p>
          </table:table-cell>
          <table:table-cell table:style-name="ce2" office:value-type="string">
            <office:annotation draw:style-name="gr1" draw:text-style-name="P1" svg:width="3.542cm" svg:height="1.769cm" svg:x="14.415cm" svg:y="0.896cm" draw:caption-point-x="-14.415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Probability of Occurrence</text:p>
          </table:table-cell>
          <table:table-cell table:style-name="ce12" office:value-type="string">
            <text:p>Consequence</text:p>
          </table:table-cell>
          <table:table-cell table:style-name="ce12" office:value-type="string">
            <office:annotation draw:style-name="gr1" draw:text-style-name="P1" svg:width="3.626cm" svg:height="0.954cm" svg:x="21.425cm" svg:y="0.896cm" draw:caption-point-x="-21.425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Impact</text:p>
          </table:table-cell>
          <table:table-cell table:style-name="ce2" office:value-type="string">
            <text:p>Risk Mitigation Strategy</text:p>
          </table:table-cell>
          <table:table-cell table:style-name="ce2" office:value-type="string">
            <text:p>Mitigation Action assigned to</text:p>
          </table:table-cell>
          <table:table-cell table:style-name="ce2" office:value-type="string">
            <text:p>Risk identified by person</text:p>
          </table:table-cell>
          <table:table-cell table:style-name="ce2" office:value-type="string">
            <text:p>Risk Identified on date</text:p>
          </table:table-cell>
          <table:table-cell table:style-name="ce2" office:value-type="string">
            <office:annotation draw:style-name="gr1" draw:text-style-name="P1" svg:width="5.662cm" svg:height="3.322cm" svg:x="37.992cm" svg:y="0.896cm" draw:caption-point-x="-37.992cm" draw:caption-point-y="-0.896cm">
              <dc:creator>KB</dc:creator>
              <dc:date>2005-10-07T00:00:00</dc:date>
              <text:p text:style-name="P1"><text:span text:style-name="T3">see #data#</text:span></text:p>
            </office:annotation>
            <text:p>Status</text:p>
          </table:table-cell>
          <table:table-cell table:style-name="ce2" office:value-type="string">
            <text:p>Last change</text:p>
          </table:table-cell>
          <table:table-cell table:style-name="ce2" office:value-type="string">
            <text:p>What was changed</text:p>
          </table:table-cell>
          <table:table-cell table:style-name="ce2" office:value-type="string">
            <text:p>Planned Closing Date</text:p>
          </table:table-cell>
          <table:table-cell table:style-name="ce2" office:value-type="string">
            <text:p>Actual closing date</text:p>
          </table:table-cell>
          <table:table-cell table:style-name="ce2" office:value-type="string">
            <text:p>Reason to Close</text:p>
          </table:table-cell>
          <table:table-cell table:style-name="ce2" office:value-type="string">
            <office:annotation draw:style-name="gr1" draw:text-style-name="P1" svg:width="4.449cm" svg:height="3.031cm" svg:x="54.529cm" svg:y="0.896cm" draw:caption-point-x="-54.529cm" draw:caption-point-y="-0.896cm">
              <dc:creator>KB</dc:creator>
              <dc:date>2005-10-07T00:00:00</dc:date>
              <text:p text:style-name="P1"><text:span text:style-name="T4">Timeframe where the risk could occur, e.g.:</text:span></text:p>
              <text:p text:style-name="P1"><text:span text:style-name="T4">- date to date</text:span></text:p>
              <text:p text:style-name="P1"><text:span text:style-name="T4">- 'until project end'</text:span></text:p>
              <text:p text:style-name="P1"><text:span text:style-name="T4">- 'project setup'</text:span></text:p>
              <text:p text:style-name="P1"><text:span text:style-name="T4">- 'testing period'</text:span></text:p>
              <text:p text:style-name="P1"><text:span text:style-name="T4">- ..."</text:span></text:p>
            </office:annotation>
            <text:p>Timeframe</text:p>
          </table:table-cell>
          <table:table-cell table:style-name="ce2" office:value-type="string">
            <text:p>Done Risk Mitigation Action(s)</text:p>
          </table:table-cell>
          <table:table-cell table:style-name="ce19" table:number-columns-repeated="237"/>
        </table:table-row>
        <table:table-row table:style-name="ro3">
          <table:table-cell table:style-name="ce3" table:number-columns-repeated="3"/>
          <table:table-cell table:style-name="ce9"/>
          <table:table-cell table:style-name="ce3"/>
          <table:table-cell table:style-name="ce13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style-name="ce17" table:number-columns-repeated="3"/>
          <table:table-cell table:style-name="ce15"/>
          <table:table-cell table:style-name="ce9" table:number-columns-repeated="2"/>
          <table:table-cell table:style-name="ce15" table:number-columns-repeated="2"/>
          <table:table-cell table:style-name="ce20" table:number-columns-repeated="237"/>
        </table:table-row>
        <table:table-row table:style-name="ro4">
          <table:table-cell table:style-name="ce4"/>
          <table:table-cell table:style-name="ce6" table:formula="oooc:=[.E5]*[.G5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6]*[.G6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7]*[.G7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8]*[.G8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9]*[.G9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0]*[.G10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1]*[.G11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2]*[.G12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3]*[.G13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4]*[.G14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5]*[.G15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6]*[.G16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7]*[.G17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8]*[.G18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9]*[.G19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0]*[.G20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1]*[.G21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2]*[.G22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3]*[.G23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4]*[.G24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5]*[.G25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6]*[.G26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7]*[.G27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8]*[.G28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9]*[.G29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0]*[.G30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1]*[.G31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2]*[.G32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3]*[.G33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4]*[.G34]" office:value-type="float" office:value="0">
            <text:p>0</text:p>
          </table:table-cell>
          <table:table-cell table:style-name="ce7" table:content-validation-name="val1"/>
          <table:table-cell table:style-name="ce10"/>
          <table:table-cell table:style-name="ce11" table:content-validation-name="val2"/>
          <table:table-cell table:style-name="ce10"/>
          <table:table-cell table:style-name="ce11" table:content-validation-name="val3"/>
          <table:table-cell table:style-name="ce10"/>
          <table:table-cell table:style-name="ce11" table:content-validation-name="val4" table:number-columns-repeated="2"/>
          <table:table-cell table:style-name="ce16"/>
          <table:table-cell table:style-name="ce11" table:content-validation-name="val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4" table:number-rows-repeated="6550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open risks" table:style-name="ta2" table:print-ranges="'open risks'.A1:'open risks'.Q35">
        <office:forms form:automatic-focus="false" form:apply-design-mode="false"/>
        <table:table-column table:style-name="co1" table:number-columns-repeated="2" table:default-cell-style-name="ce5"/>
        <table:table-column table:style-name="co15" table:default-cell-style-name="ce8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37" table:default-cell-style-name="ce5"/>
        <table:table-row table:style-name="ro1">
          <table:table-cell table:style-name="ce1" office:value-type="string" table:number-columns-spanned="19" table:number-rows-spanned="1">
            <text:p>Risk Management Plan - open risks</text:p>
          </table:table-cell>
          <table:covered-table-cell table:number-columns-repeated="2" table:style-name="ce1"/>
          <table:covered-table-cell table:style-name="ce1" office:value-type="string">
            <text:p>next ID:</text:p>
          </table:covered-table-cell>
          <table:covered-table-cell table:style-name="ce1" table:formula="oooc:=MAX([.A$1:.A$65536];$#REF!.A$1:A$65536)+1" office:value-type="float" office:value="0">
            <text:p>#NAME?</text:p>
          </table:covered-table-cell>
          <table:covered-table-cell table:number-columns-repeated="14" table:style-name="ce1"/>
          <table:table-cell table:style-name="ce18" table:number-columns-repeated="237"/>
        </table:table-row>
        <table:table-row table:style-name="ro1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2">
          <table:table-cell table:style-name="ce2" office:value-type="string">
            <office:annotation draw:style-name="gr1" draw:text-style-name="P1" svg:width="3.51cm" svg:height="1.951cm" svg:x="1.655cm" svg:y="0.632cm" draw:caption-point-x="-1.655cm" draw:caption-point-y="-0.632cm">
              <dc:creator>KB</dc:creator>
              <dc:date>2005-10-07T00:00:00</dc:date>
              <text:p text:style-name="P1"><text:span text:style-name="T1">unique ID</text:span></text:p>
            </office:annotation>
            <text:p>Risk ID</text:p>
          </table:table-cell>
          <table:table-cell table:style-name="ce2" office:value-type="string">
            <office:annotation draw:style-name="gr1" draw:text-style-name="P1" svg:width="3.57cm" svg:height="1.955cm" svg:x="2.87cm" svg:y="0.896cm" draw:caption-point-x="-2.87cm" draw:caption-point-y="-0.896cm">
              <dc:creator>KB</dc:creator>
              <dc:date>2005-10-07T00:00:00</dc:date>
              <text:p text:style-name="P1"><text:span text:style-name="T1">see #data</text:span></text:p>
            </office:annotation>
            <text:p>Overall Priority</text:p>
          </table:table-cell>
          <table:table-cell table:style-name="ce2" office:value-type="string">
            <text:p>Topic</text:p>
          </table:table-cell>
          <table:table-cell table:style-name="ce2" office:value-type="string">
            <text:p>Risk Description</text:p>
          </table:table-cell>
          <table:table-cell table:style-name="ce2" office:value-type="string">
            <office:annotation draw:style-name="gr1" draw:text-style-name="P1" svg:width="3.542cm" svg:height="1.769cm" svg:x="14.41cm" svg:y="0.896cm" draw:caption-point-x="-14.41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Probability of Occurrence</text:p>
          </table:table-cell>
          <table:table-cell table:style-name="ce12" office:value-type="string">
            <text:p>Consequence</text:p>
          </table:table-cell>
          <table:table-cell table:style-name="ce12" office:value-type="string">
            <office:annotation draw:style-name="gr1" draw:text-style-name="P1" svg:width="3.594cm" svg:height="1.129cm" svg:x="21.427cm" svg:y="0.896cm" draw:caption-point-x="-21.427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Impact</text:p>
          </table:table-cell>
          <table:table-cell table:style-name="ce2" office:value-type="string">
            <text:p>Risk Mitigation Strategy</text:p>
          </table:table-cell>
          <table:table-cell table:style-name="ce2" office:value-type="string">
            <text:p>Mitigation Action assigned to</text:p>
          </table:table-cell>
          <table:table-cell table:style-name="ce2" office:value-type="string">
            <text:p>Risk identified by person</text:p>
          </table:table-cell>
          <table:table-cell table:style-name="ce2" office:value-type="string">
            <text:p>Risk Identified on date</text:p>
          </table:table-cell>
          <table:table-cell table:style-name="ce2" office:value-type="string">
            <office:annotation draw:style-name="gr1" draw:text-style-name="P1" svg:width="5.666cm" svg:height="3.322cm" svg:x="37.989cm" svg:y="0.896cm" draw:caption-point-x="-37.989cm" draw:caption-point-y="-0.896cm">
              <dc:creator>KB</dc:creator>
              <dc:date>2005-10-07T00:00:00</dc:date>
              <text:p text:style-name="P1"><text:span text:style-name="T3">see #data#</text:span></text:p>
            </office:annotation>
            <text:p>Status</text:p>
          </table:table-cell>
          <table:table-cell table:style-name="ce2" office:value-type="string">
            <text:p>Last change</text:p>
          </table:table-cell>
          <table:table-cell table:style-name="ce2" office:value-type="string">
            <text:p>What was changed</text:p>
          </table:table-cell>
          <table:table-cell table:style-name="ce2" office:value-type="string">
            <text:p>Planned Closing Date</text:p>
          </table:table-cell>
          <table:table-cell table:style-name="ce2" office:value-type="string">
            <text:p>Actual closing date</text:p>
          </table:table-cell>
          <table:table-cell table:style-name="ce2" office:value-type="string">
            <text:p>Reason to Close</text:p>
          </table:table-cell>
          <table:table-cell table:style-name="ce2" office:value-type="string">
            <office:annotation draw:style-name="gr1" draw:text-style-name="P1" svg:width="4.45cm" svg:height="3.295cm" svg:x="54.528cm" svg:y="0.896cm" draw:caption-point-x="-54.528cm" draw:caption-point-y="-0.896cm">
              <dc:creator>KB</dc:creator>
              <dc:date>2005-10-07T00:00:00</dc:date>
              <text:p text:style-name="P1"><text:span text:style-name="T4">Timeframe where the risk could occur, e.g.:</text:span></text:p>
              <text:p text:style-name="P1"><text:span text:style-name="T4">- date to date</text:span></text:p>
              <text:p text:style-name="P1"><text:span text:style-name="T4">- 'until project end'</text:span></text:p>
              <text:p text:style-name="P1"><text:span text:style-name="T4">- 'project setup'</text:span></text:p>
              <text:p text:style-name="P1"><text:span text:style-name="T4">- 'testing period'</text:span></text:p>
              <text:p text:style-name="P1"><text:span text:style-name="T4">- ..."</text:span></text:p>
            </office:annotation>
            <text:p>Timeframe</text:p>
          </table:table-cell>
          <table:table-cell table:style-name="ce2" office:value-type="string">
            <text:p>Done Risk Mitigation Action(s)</text:p>
          </table:table-cell>
          <table:table-cell table:style-name="ce19" table:number-columns-repeated="237"/>
        </table:table-row>
        <table:table-row table:style-name="ro3">
          <table:table-cell table:style-name="ce3" table:number-columns-repeated="3"/>
          <table:table-cell table:style-name="ce9"/>
          <table:table-cell table:style-name="ce3"/>
          <table:table-cell table:style-name="ce13"/>
          <table:table-cell table:style-name="ce14"/>
          <table:table-cell table:style-name="ce9"/>
          <table:table-cell table:style-name="ce15"/>
          <table:table-cell table:style-name="ce9" table:number-columns-repeated="2"/>
          <table:table-cell table:style-name="ce17" table:number-columns-repeated="3"/>
          <table:table-cell table:style-name="ce15"/>
          <table:table-cell table:style-name="ce9" table:number-columns-repeated="2"/>
          <table:table-cell table:style-name="ce15" table:number-columns-repeated="2"/>
          <table:table-cell table:style-name="ce20" table:number-columns-repeated="237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6" table:formula="oooc:=[.E5]*[.G5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6" table:formula="oooc:=[.E6]*[.G6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6" table:formula="oooc:=[.E7]*[.G7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6" table:formula="oooc:=[.E8]*[.G8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6" table:formula="oooc:=[.E9]*[.G9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6" table:formula="oooc:=[.E10]*[.G10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6" table:formula="oooc:=[.E11]*[.G11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6" table:formula="oooc:=[.E12]*[.G12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6" table:formula="oooc:=[.E13]*[.G13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6" table:formula="oooc:=[.E14]*[.G14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6" table:formula="oooc:=[.E15]*[.G15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6" table:formula="oooc:=[.E16]*[.G16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6" table:formula="oooc:=[.E17]*[.G17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6" table:formula="oooc:=[.E18]*[.G18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6" table:formula="oooc:=[.E19]*[.G19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6" table:formula="oooc:=[.E20]*[.G20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6" table:formula="oooc:=[.E21]*[.G21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6" table:formula="oooc:=[.E22]*[.G22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6" table:formula="oooc:=[.E23]*[.G23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6" table:formula="oooc:=[.E24]*[.G24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6" table:formula="oooc:=[.E25]*[.G25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6" table:formula="oooc:=[.E26]*[.G26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6" table:formula="oooc:=[.E27]*[.G27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6" table:formula="oooc:=[.E28]*[.G28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6" table:formula="oooc:=[.E29]*[.G29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6" table:formula="oooc:=[.E30]*[.G30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6" table:formula="oooc:=[.E31]*[.G31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6" table:formula="oooc:=[.E32]*[.G32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6" table:formula="oooc:=[.E33]*[.G33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 office:value-type="float" office:value="30">
            <text:p>30</text:p>
          </table:table-cell>
          <table:table-cell table:style-name="ce6" table:formula="oooc:=[.E34]*[.G34]" office:value-type="float" office:value="0">
            <text:p>0</text:p>
          </table:table-cell>
          <table:table-cell table:style-name="ce7" table:content-validation-name="val6"/>
          <table:table-cell table:style-name="ce10"/>
          <table:table-cell table:style-name="ce11" table:content-validation-name="val7"/>
          <table:table-cell table:style-name="ce10"/>
          <table:table-cell table:style-name="ce11" table:content-validation-name="val8"/>
          <table:table-cell table:style-name="ce10"/>
          <table:table-cell table:style-name="ce11" table:content-validation-name="val9" table:number-columns-repeated="2"/>
          <table:table-cell table:style-name="ce16"/>
          <table:table-cell table:style-name="ce11" table:content-validation-name="val10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4" table:number-rows-repeated="6550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losed risks" table:style-name="ta3" table:print-ranges="'closed risks'.A1:'closed risks'.Q35">
        <office:forms form:automatic-focus="false" form:apply-design-mode="false"/>
        <table:table-column table:style-name="co1" table:number-columns-repeated="2" table:default-cell-style-name="ce5"/>
        <table:table-column table:style-name="co15" table:default-cell-style-name="ce8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37" table:default-cell-style-name="ce5"/>
        <table:table-row table:style-name="ro1">
          <table:table-cell table:style-name="ce1" office:value-type="string" table:number-columns-spanned="19" table:number-rows-spanned="1">
            <text:p>Risk Management Plan - open risks</text:p>
          </table:table-cell>
          <table:covered-table-cell table:number-columns-repeated="2" table:style-name="ce1"/>
          <table:covered-table-cell table:style-name="ce1" office:value-type="string">
            <text:p>next ID:</text:p>
          </table:covered-table-cell>
          <table:covered-table-cell table:style-name="ce1" table:formula="oooc:=MAX([.A$1:.A$65536];$#REF!.A$1:A$65536)+1" office:value-type="float" office:value="0">
            <text:p>#NAME?</text:p>
          </table:covered-table-cell>
          <table:covered-table-cell table:number-columns-repeated="14" table:style-name="ce1"/>
          <table:table-cell table:style-name="ce18" table:number-columns-repeated="237"/>
        </table:table-row>
        <table:table-row table:style-name="ro1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2">
          <table:table-cell table:style-name="ce2" office:value-type="string">
            <office:annotation draw:style-name="gr1" draw:text-style-name="P1" svg:width="3.51cm" svg:height="1.951cm" svg:x="1.655cm" svg:y="0.632cm" draw:caption-point-x="-1.655cm" draw:caption-point-y="-0.632cm">
              <dc:creator>KB</dc:creator>
              <dc:date>2005-10-07T00:00:00</dc:date>
              <text:p text:style-name="P1"><text:span text:style-name="T1">unique ID</text:span></text:p>
            </office:annotation>
            <text:p>Risk ID</text:p>
          </table:table-cell>
          <table:table-cell table:style-name="ce2" office:value-type="string">
            <office:annotation draw:style-name="gr1" draw:text-style-name="P1" svg:width="3.57cm" svg:height="1.955cm" svg:x="2.87cm" svg:y="0.896cm" draw:caption-point-x="-2.87cm" draw:caption-point-y="-0.896cm">
              <dc:creator>KB</dc:creator>
              <dc:date>2005-10-07T00:00:00</dc:date>
              <text:p text:style-name="P1"><text:span text:style-name="T1">see #data</text:span></text:p>
            </office:annotation>
            <text:p>Overall Priority</text:p>
          </table:table-cell>
          <table:table-cell table:style-name="ce2" office:value-type="string">
            <text:p>Topic</text:p>
          </table:table-cell>
          <table:table-cell table:style-name="ce2" office:value-type="string">
            <text:p>Risk Description</text:p>
          </table:table-cell>
          <table:table-cell table:style-name="ce2" office:value-type="string">
            <office:annotation draw:style-name="gr1" draw:text-style-name="P1" svg:width="3.542cm" svg:height="1.769cm" svg:x="14.41cm" svg:y="0.896cm" draw:caption-point-x="-14.41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Probability of Occurrence</text:p>
          </table:table-cell>
          <table:table-cell table:style-name="ce12" office:value-type="string">
            <text:p>Consequence</text:p>
          </table:table-cell>
          <table:table-cell table:style-name="ce12" office:value-type="string">
            <office:annotation draw:style-name="gr1" draw:text-style-name="P1" svg:width="3.594cm" svg:height="1.606cm" svg:x="21.427cm" svg:y="0.896cm" draw:caption-point-x="-21.427cm" draw:caption-point-y="-0.896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Impact</text:p>
          </table:table-cell>
          <table:table-cell table:style-name="ce2" office:value-type="string">
            <text:p>Risk Mitigation Strategy</text:p>
          </table:table-cell>
          <table:table-cell table:style-name="ce2" office:value-type="string">
            <text:p>Mitigation Action assigned to</text:p>
          </table:table-cell>
          <table:table-cell table:style-name="ce2" office:value-type="string">
            <text:p>Risk identified by person</text:p>
          </table:table-cell>
          <table:table-cell table:style-name="ce2" office:value-type="string">
            <text:p>Risk Identified on date</text:p>
          </table:table-cell>
          <table:table-cell table:style-name="ce2" office:value-type="string">
            <office:annotation draw:style-name="gr1" draw:text-style-name="P1" svg:width="5.638cm" svg:height="3.322cm" svg:x="38.017cm" svg:y="0.896cm" draw:caption-point-x="-38.017cm" draw:caption-point-y="-0.896cm">
              <dc:creator>KB</dc:creator>
              <dc:date>2005-10-07T00:00:00</dc:date>
              <text:p text:style-name="P1"><text:span text:style-name="T3">see #data#</text:span></text:p>
            </office:annotation>
            <text:p>Status</text:p>
          </table:table-cell>
          <table:table-cell table:style-name="ce2" office:value-type="string">
            <text:p>Last change</text:p>
          </table:table-cell>
          <table:table-cell table:style-name="ce2" office:value-type="string">
            <text:p>What was changed</text:p>
          </table:table-cell>
          <table:table-cell table:style-name="ce2" office:value-type="string">
            <text:p>Planned Closing Date</text:p>
          </table:table-cell>
          <table:table-cell table:style-name="ce2" office:value-type="string">
            <text:p>Actual closing date</text:p>
          </table:table-cell>
          <table:table-cell table:style-name="ce2" office:value-type="string">
            <text:p>Reason to Close</text:p>
          </table:table-cell>
          <table:table-cell table:style-name="ce2" office:value-type="string">
            <office:annotation draw:style-name="gr1" draw:text-style-name="P1" svg:width="4.45cm" svg:height="2.956cm" svg:x="54.528cm" svg:y="0.896cm" draw:caption-point-x="-54.528cm" draw:caption-point-y="-0.896cm">
              <dc:creator>KB</dc:creator>
              <dc:date>2005-10-07T00:00:00</dc:date>
              <text:p text:style-name="P1"><text:span text:style-name="T4">Timeframe where the risk could occur, e.g.:</text:span></text:p>
              <text:p text:style-name="P1"><text:span text:style-name="T4">- date to date</text:span></text:p>
              <text:p text:style-name="P1"><text:span text:style-name="T4">- 'until project end'</text:span></text:p>
              <text:p text:style-name="P1"><text:span text:style-name="T4">- 'project setup'</text:span></text:p>
              <text:p text:style-name="P1"><text:span text:style-name="T4">- 'testing period'</text:span></text:p>
              <text:p text:style-name="P1"><text:span text:style-name="T4">- ..."</text:span></text:p>
            </office:annotation>
            <text:p>Timeframe</text:p>
          </table:table-cell>
          <table:table-cell table:style-name="ce2" office:value-type="string">
            <text:p>Done Risk Mitigation Action(s)</text:p>
          </table:table-cell>
          <table:table-cell table:style-name="ce19" table:number-columns-repeated="237"/>
        </table:table-row>
        <table:table-row table:style-name="ro3">
          <table:table-cell table:style-name="ce21" table:number-columns-repeated="5"/>
          <table:table-cell table:style-name="ce14" table:number-columns-repeated="2"/>
          <table:table-cell table:style-name="ce21"/>
          <table:table-cell table:style-name="ce22"/>
          <table:table-cell table:style-name="ce21" table:number-columns-repeated="2"/>
          <table:table-cell table:style-name="ce23" table:number-columns-repeated="3"/>
          <table:table-cell table:style-name="ce22"/>
          <table:table-cell table:style-name="ce21" table:number-columns-repeated="2"/>
          <table:table-cell table:style-name="ce22" table:number-columns-repeated="2"/>
          <table:table-cell table:style-name="ce24" table:number-columns-repeated="237"/>
        </table:table-row>
        <table:table-row table:style-name="ro4">
          <table:table-cell table:style-name="ce4"/>
          <table:table-cell table:style-name="ce6" table:formula="oooc:=[.E5]*[.G5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6]*[.G6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7]*[.G7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8]*[.G8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9]*[.G9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0]*[.G10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1]*[.G11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2]*[.G12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3]*[.G13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4]*[.G14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5]*[.G15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6]*[.G16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7]*[.G17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8]*[.G18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19]*[.G19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0]*[.G20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1]*[.G21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2]*[.G22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3]*[.G23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4]*[.G24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5]*[.G25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6]*[.G26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style-name="ce16"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7]*[.G27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8]*[.G28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29]*[.G29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0]*[.G30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1]*[.G31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2]*[.G32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3]*[.G33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4"/>
          <table:table-cell table:style-name="ce6" table:formula="oooc:=[.E34]*[.G34]" office:value-type="float" office:value="0">
            <text:p>0</text:p>
          </table:table-cell>
          <table:table-cell table:style-name="ce7" table:content-validation-name="val11"/>
          <table:table-cell table:style-name="ce10"/>
          <table:table-cell table:style-name="ce11" table:content-validation-name="val12"/>
          <table:table-cell table:style-name="ce10"/>
          <table:table-cell table:style-name="ce11" table:content-validation-name="val13"/>
          <table:table-cell table:style-name="ce10"/>
          <table:table-cell table:style-name="ce11" table:content-validation-name="val14" table:number-columns-repeated="2"/>
          <table:table-cell table:style-name="ce16"/>
          <table:table-cell table:style-name="ce11" table:content-validation-name="val15"/>
          <table:table-cell table:number-columns-repeated="2"/>
          <table:table-cell table:style-name="ce10" table:number-columns-repeated="3"/>
          <table:table-cell table:number-columns-repeated="239"/>
        </table:table-row>
        <table:table-row table:style-name="ro4">
          <table:table-cell table:style-name="ce1" table:number-columns-spanned="19" table:number-rows-spanned="1"/>
          <table:covered-table-cell table:number-columns-repeated="18" table:style-name="ce1"/>
          <table:table-cell table:style-name="ce18" table:number-columns-repeated="237"/>
        </table:table-row>
        <table:table-row table:style-name="ro4" table:number-rows-repeated="6550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w to use" table:style-name="ta4">
        <office:forms form:automatic-focus="false" form:apply-design-mode="false"/>
        <table:table-column table:style-name="co16" table:default-cell-style-name="ce26"/>
        <table:table-column table:style-name="co17" table:number-columns-repeated="255" table:default-cell-style-name="Default"/>
        <table:table-row table:style-name="ro5">
          <table:table-cell table:style-name="ce25" office:value-type="string">
            <text:p>How to use:</text:p>
          </table:table-cell>
          <table:table-cell table:number-columns-repeated="255"/>
        </table:table-row>
        <table:table-row table:style-name="ro4">
          <table:table-cell table:style-name="Default"/>
          <table:table-cell table:number-columns-repeated="255"/>
        </table:table-row>
        <table:table-row table:style-name="ro6">
          <table:table-cell office:value-type="string">
            <text:p>- Fill your risk with mitigation in the folder '<text:span text:style-name="T6">open risk</text:span><text:span text:style-name="T7">'</text:span></text:p>
          </table:table-cell>
          <table:table-cell table:number-columns-repeated="255"/>
        </table:table-row>
        <table:table-row table:style-name="ro6">
          <table:table-cell office:value-type="string">
            <text:p>- If a risk can be closed move it to the folder '<text:span text:style-name="T6">closed risks</text:span><text:span text:style-name="T7">'</text:span></text:p>
          </table:table-cell>
          <table:table-cell table:number-columns-repeated="255"/>
        </table:table-row>
        <table:table-row table:style-name="ro6">
          <table:table-cell office:value-type="string">
            <text:p>- If a problem occures out of a risk, than copy it to '<text:span text:style-name="T6">problems</text:span><text:span text:style-name="T7">'</text:span></text:p>
          </table:table-cell>
          <table:table-cell table:number-columns-repeated="255"/>
        </table:table-row>
        <table:table-row table:style-name="ro6">
          <table:table-cell office:value-type="string">
            <text:p>- Use '<text:span text:style-name="T6">#data#</text:span><text:span text:style-name="T7">' as data-storage to fill the combo-boxes Topic, Impact, Occurance and person with data</text:span></text:p>
          </table:table-cell>
          <table:table-cell table:number-columns-repeated="255"/>
        </table:table-row>
        <table:table-row table:style-name="ro4">
          <table:table-cell table:style-name="Default"/>
          <table:table-cell table:number-columns-repeated="255"/>
        </table:table-row>
        <table:table-row table:style-name="ro6">
          <table:table-cell office:value-type="string">
            <text:p>- the '<text:span text:style-name="T6">Overall Priority</text:span><text:span text:style-name="T7">' is a calculation with 'Probability of Occurrence' (E) and 'Impact' (G) [E*G]</text:span></text:p>
          </table:table-cell>
          <table:table-cell table:number-columns-repeated="255"/>
        </table:table-row>
        <table:table-row table:style-name="ro4">
          <table:table-cell office:value-type="string">
            <text:p><text:s text:c="4"/>-&gt; you can add numbers for this columns (#data#) if you need to have more detail</text:p>
          </table:table-cell>
          <table:table-cell table:number-columns-repeated="255"/>
        </table:table-row>
      </table:table>
      <table:table table:name="_data_" table:style-name="ta5">
        <office:forms form:automatic-focus="false" form:apply-design-mode="false"/>
        <table:table-column table:style-name="co11" table:default-cell-style-name="Default"/>
        <table:table-column table:style-name="co18" table:default-cell-style-name="ce30"/>
        <table:table-column table:style-name="co17" table:default-cell-style-name="Default"/>
        <table:table-column table:style-name="co19" table:default-cell-style-name="ce30"/>
        <table:table-column table:style-name="co17" table:number-columns-repeated="252" table:default-cell-style-name="Default"/>
        <table:table-row table:style-name="ro7">
          <table:table-cell table:style-name="ce12" office:value-type="string">
            <text:p>Meaning of Probability and Impact numbers</text:p>
          </table:table-cell>
          <table:table-cell table:style-name="ce12" office:value-type="string">
            <office:annotation draw:style-name="gr1" draw:text-style-name="P1" svg:width="3.492cm" svg:height="1.737cm" svg:x="4.773cm" svg:y="0.052cm" draw:caption-point-x="-4.773cm" draw:caption-point-y="-0.052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Probability of Occurrence</text:p>
          </table:table-cell>
          <table:table-cell table:style-name="ce12" office:value-type="string">
            <office:annotation draw:style-name="gr1" draw:text-style-name="P1" svg:width="3.47cm" svg:height="1.737cm" svg:x="5.809cm" svg:y="0.052cm" draw:caption-point-x="-5.809cm" draw:caption-point-y="-0.052cm">
              <dc:creator>KB</dc:creator>
              <dc:date>2005-10-07T00:00:00</dc:date>
              <text:p text:style-name="P1"><text:span text:style-name="T2">1 = low</text:span></text:p>
              <text:p text:style-name="P1"><text:span text:style-name="T2">3 = high</text:span></text:p>
            </office:annotation>
            <text:p>Impact</text:p>
          </table:table-cell>
          <table:table-cell table:style-name="ce12" office:value-type="string">
            <text:p>Topic</text:p>
          </table:table-cell>
          <table:table-cell table:style-name="ce12" office:value-type="string">
            <text:p>Persons</text:p>
          </table:table-cell>
          <table:table-cell table:style-name="ce12" office:value-type="string">
            <text:p>Status</text:p>
          </table:table-cell>
          <table:table-cell table:number-columns-repeated="250"/>
        </table:table-row>
        <table:table-row table:style-name="ro6">
          <table:table-cell table:style-name="ce27" office:value-type="string">
            <text:p>low -&gt;</text:p>
          </table:table-cell>
          <table:table-cell table:style-name="ce29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Customer</text:p>
          </table:table-cell>
          <table:table-cell table:style-name="ce28"/>
          <table:table-cell table:style-name="ce34" office:value-type="string">
            <text:p>open</text:p>
          </table:table-cell>
          <table:table-cell table:number-columns-repeated="250"/>
        </table:table-row>
        <table:table-row table:style-name="ro4">
          <table:table-cell table:style-name="ce27" office:value-type="string">
            <text:p>middle -&gt;</text:p>
          </table:table-cell>
          <table:table-cell table:style-name="ce29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string">
            <text:p>Project</text:p>
          </table:table-cell>
          <table:table-cell table:style-name="ce28"/>
          <table:table-cell table:style-name="ce28" office:value-type="string">
            <text:p>mitigated for</text:p>
          </table:table-cell>
          <table:table-cell table:number-columns-repeated="250"/>
        </table:table-row>
        <table:table-row table:style-name="ro4">
          <table:table-cell table:style-name="ce27" office:value-type="string">
            <text:p>high -&gt;</text:p>
          </table:table-cell>
          <table:table-cell table:style-name="ce29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2" office:value-type="string">
            <text:p>Process</text:p>
          </table:table-cell>
          <table:table-cell table:style-name="ce28"/>
          <table:table-cell table:style-name="ce28" office:value-type="string">
            <text:p>closed</text:p>
          </table:table-cell>
          <table:table-cell table:number-columns-repeated="250"/>
        </table:table-row>
        <table:table-row table:style-name="ro4">
          <table:table-cell table:style-name="ce28"/>
          <table:table-cell table:style-name="ce29"/>
          <table:table-cell table:style-name="ce31"/>
          <table:table-cell table:style-name="ce32" office:value-type="string">
            <text:p>Technology</text:p>
          </table:table-cell>
          <table:table-cell table:style-name="ce28"/>
          <table:table-cell table:style-name="ce28" office:value-type="string">
            <text:p>occured</text:p>
          </table:table-cell>
          <table:table-cell table:number-columns-repeated="250"/>
        </table:table-row>
        <table:table-row table:style-name="ro4">
          <table:table-cell table:style-name="ce28"/>
          <table:table-cell table:style-name="ce29"/>
          <table:table-cell table:style-name="ce31"/>
          <table:table-cell table:style-name="ce32" office:value-type="string">
            <text:p>Product</text:p>
          </table:table-cell>
          <table:table-cell table:style-name="ce28" table:number-columns-repeated="2"/>
          <table:table-cell table:number-columns-repeated="250"/>
        </table:table-row>
        <table:table-row table:style-name="ro4">
          <table:table-cell table:number-columns-repeated="3"/>
          <table:table-cell table:style-name="ce29" office:value-type="string">
            <text:p>Skill</text:p>
          </table:table-cell>
          <table:table-cell table:style-name="ce28" table:number-columns-repeated="2"/>
          <table:table-cell table:number-columns-repeated="250"/>
        </table:table-row>
        <table:table-row table:style-name="ro4">
          <table:table-cell table:number-columns-repeated="3"/>
          <table:table-cell table:style-name="ce33"/>
          <table:table-cell table:style-name="ce28" table:number-columns-repeated="2"/>
          <table:table-cell table:number-columns-repeated="250"/>
        </table:table-row>
        <table:table-row table:style-name="ro4">
          <table:table-cell table:number-columns-repeated="3"/>
          <table:table-cell table:style-name="ce29"/>
          <table:table-cell table:style-name="ce28" table:number-columns-repeated="2"/>
          <table:table-cell table:number-columns-repeated="250"/>
        </table:table-row>
        <table:table-row table:style-name="ro4" table:number-rows-repeated="21">
          <table:table-cell table:number-columns-repeated="3"/>
          <table:table-cell table:style-name="ce29"/>
          <table:table-cell table:style-name="ce28"/>
          <table:table-cell table:number-columns-repeated="251"/>
        </table:table-row>
        <table:table-row table:style-name="ro4" table:number-rows-repeated="6550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vision" table:style-name="ta6" table:print-ranges="Revision.A1:Revision.E20">
        <office:forms form:automatic-focus="false" form:apply-design-mode="false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number-columns-repeated="251" table:default-cell-style-name="ce56"/>
        <table:table-row table:style-name="ro8">
          <table:table-cell table:style-name="ce35" office:value-type="string">
            <text:p>Risk list</text:p>
          </table:table-cell>
          <table:table-cell table:style-name="ce43" table:number-columns-repeated="4"/>
          <table:table-cell table:number-columns-repeated="251"/>
        </table:table-row>
        <table:table-row table:style-name="ro9">
          <table:table-cell table:style-name="ce36"/>
          <table:table-cell table:style-name="ce44" table:number-columns-repeated="255"/>
        </table:table-row>
        <table:table-row table:style-name="ro4">
          <table:table-cell table:style-name="ce37" table:number-columns-repeated="2"/>
          <table:table-cell table:number-columns-repeated="254"/>
        </table:table-row>
        <table:table-row table:style-name="ro8">
          <table:table-cell table:style-name="ce35" office:value-type="string">
            <text:p>Revision History</text:p>
          </table:table-cell>
          <table:table-cell table:style-name="ce43" table:number-columns-repeated="4"/>
          <table:table-cell table:number-columns-repeated="251"/>
        </table:table-row>
        <table:table-row table:style-name="ro6">
          <table:table-cell table:style-name="ce38" office:value-type="string">
            <text:p>Rev. no.</text:p>
          </table:table-cell>
          <table:table-cell table:style-name="ce45" office:value-type="string">
            <text:p>State</text:p>
          </table:table-cell>
          <table:table-cell table:style-name="ce48" office:value-type="string">
            <text:p>Date</text:p>
          </table:table-cell>
          <table:table-cell table:style-name="ce48" office:value-type="string">
            <text:p>Comments</text:p>
          </table:table-cell>
          <table:table-cell table:style-name="ce53" office:value-type="string">
            <text:p>Author</text:p>
          </table:table-cell>
          <table:table-cell table:number-columns-repeated="251"/>
        </table:table-row>
        <table:table-row table:style-name="ro6">
          <table:table-cell table:style-name="ce39" office:value-type="float" office:value="1">
            <text:p>1</text:p>
          </table:table-cell>
          <table:table-cell table:style-name="ce46" table:content-validation-name="val16" office:value-type="string">
            <text:p>in work</text:p>
          </table:table-cell>
          <table:table-cell table:style-name="ce49" office:value-type="string">
            <text:p>xx.xx.xxxx</text:p>
          </table:table-cell>
          <table:table-cell table:style-name="ce52" office:value-type="string">
            <text:p>Initial version</text:p>
          </table:table-cell>
          <table:table-cell table:style-name="ce54" office:value-type="string">
            <text:p>xxx</text:p>
          </table:table-cell>
          <table:table-cell table:number-columns-repeated="251"/>
        </table:table-row>
        <table:table-row table:style-name="ro4" table:number-rows-repeated="2">
          <table:table-cell table:style-name="ce39"/>
          <table:table-cell table:style-name="ce46" table:content-validation-name="val16"/>
          <table:table-cell table:style-name="ce49"/>
          <table:table-cell table:style-name="ce52"/>
          <table:table-cell table:style-name="ce54"/>
          <table:table-cell table:number-columns-repeated="251"/>
        </table:table-row>
        <table:table-row table:style-name="ro4" table:number-rows-repeated="3">
          <table:table-cell table:style-name="ce39"/>
          <table:table-cell table:style-name="ce46" table:content-validation-name="val16"/>
          <table:table-cell table:style-name="ce50"/>
          <table:table-cell table:style-name="ce52"/>
          <table:table-cell table:style-name="ce54"/>
          <table:table-cell table:number-columns-repeated="251"/>
        </table:table-row>
        <table:table-row table:style-name="ro4">
          <table:table-cell table:style-name="ce40"/>
          <table:table-cell table:style-name="ce47"/>
          <table:table-cell table:style-name="ce51" table:number-columns-repeated="2"/>
          <table:table-cell table:style-name="ce55"/>
          <table:table-cell table:number-columns-repeated="251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42"/>
          <table:table-cell table:number-columns-repeated="255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Toc369083903_6" table:base-cell-address="$problems.$A$1" table:expression="$Revision.$#REF!$#REF!"/>
        <table:named-expression table:name="_Toc52712004_6" table:base-cell-address="$problems.$A$1" table:expression="$Revision.$#REF!$#REF!"/>
        <table:named-range table:name="Excel_BuiltIn_Print_Area_3" table:base-cell-address="$problems.$A$1" table:cell-range-address="$'closed risks'.$A$1:.$Q$35" table:range-usable-as="print-range"/>
        <table:named-range table:name="Excel_BuiltIn_Print_Area_2" table:base-cell-address="$problems.$A$1" table:cell-range-address="$'open risks'.$A$1:.$Q$35" table:range-usable-as="print-range"/>
        <table:named-range table:name="Excel_BuiltIn_Print_Area_1" table:base-cell-address="$problems.$A$1" table:cell-range-address="$problems.$A$1:.$Q$35" table:range-usable-as="print-range"/>
        <table:named-range table:name="Excel_BuiltIn_Print_Area_6" table:base-cell-address="$problems.$A$1" table:cell-range-address="$Revision.$A$1:.$E$20" table:range-usable-as="print-range"/>
        <table:named-range table:name="Excel_BuiltIn__FilterDatabase_1" table:base-cell-address="$problems.$A$1" table:cell-range-address="$problems.$A$4:.$S$4"/>
        <table:named-range table:name="Excel_BuiltIn__FilterDatabase_2" table:base-cell-address="$problems.$A$1" table:cell-range-address="$'open risks'.$A$4:.$S$4"/>
        <table:named-range table:name="Excel_BuiltIn__FilterDatabase_3" table:base-cell-address="$problems.$A$1" table:cell-range-address="$'closed risks'.$A$4:.$S$4"/>
        <table:named-range table:name="l_impact" table:base-cell-address="$problems.$A$1" table:cell-range-address="$_data_.$C$2:.$C$6"/>
        <table:named-range table:name="l_occurance" table:base-cell-address="$problems.$A$1" table:cell-range-address="$_data_.$B$2:.$B$6"/>
        <table:named-range table:name="l_person" table:base-cell-address="$problems.$A$1" table:cell-range-address="$_data_.$E$2:.$E$30"/>
        <table:named-range table:name="l_status" table:base-cell-address="$problems.$A$1" table:cell-range-address="$_data_.$F$2:.$F$9"/>
        <table:named-range table:name="l_topic" table:base-cell-address="$problems.$A$1" table:cell-range-address="$_data_.$D$2:.$D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Fett" svg:font-family="'Arial Fett'"/>
    <style:font-face style:name="CorpoS" svg:font-family="CorpoS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134">
      <number:day/>
      <number:text>. </number:text>
      <number:month number:textual="true"/>
      <number:text>. </number:text>
      <number:year/>
    </number:date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499cm" fo:margin-bottom="1.199cm" fo:margin-left="1.499cm" fo:margin-right="1.499cm" style:first-page-number="continue" style:scale-to-X="1" style:table-centering="horizontal" style:writing-mode="lr-tb"/>
      <style:header-style>
        <style:header-footer-properties fo:min-height="0.751cm" fo:margin-left="0.4cm" fo:margin-right="0.4cm" fo:margin-bottom="0.647cm"/>
      </style:header-style>
      <style:footer-style>
        <style:header-footer-properties fo:min-height="0.751cm" fo:margin-left="0.4cm" fo:margin-right="0.4cm" fo:margin-top="0.44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2.499cm" fo:margin-bottom="2.499cm" fo:margin-left="2cm" fo:margin-right="2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08">08.10.2005</text:date>, <text:time>10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blems" style:display-name="PageStyle_problems" style:page-layout-name="pm3">
      <style:header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>
      <style:header-left style:display="false"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-left>
      <style:footer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>
      <style:footer-left style:display="false"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-left>
    </style:master-page>
    <style:master-page style:name="PageStyle_5f_open_20_risks" style:display-name="PageStyle_open risks" style:page-layout-name="pm3">
      <style:header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>
      <style:header-left style:display="false"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-left>
      <style:footer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>
      <style:footer-left style:display="false"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-left>
    </style:master-page>
    <style:master-page style:name="PageStyle_5f_closed_20_risks" style:display-name="PageStyle_closed risks" style:page-layout-name="pm3">
      <style:header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>
      <style:header-left style:display="false">
        <style:region-left>
          <text:p><text:span text:style-name="T1">Project &lt;xx-xxxxx-xx&gt;</text:span></text:p>
        </style:region-left>
        <style:region-right>
          <text:p><text:span text:style-name="T1">Risk Management Plan</text:span></text:p>
        </style:region-right>
      </style:header-left>
      <style:footer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>
      <style:footer-left style:display="false">
        <style:region-left>
          <text:p><text:span text:style-name="T1">GFT Technologies AG</text:span></text:p>
        </style:region-left>
        <style:region-center>
          <text:p><text:span text:style-name="T1"><text:page-number>1</text:page-number></text:span><text:span text:style-name="T1"> of </text:span><text:span text:style-name="T1"><text:page-count>99</text:page-count></text:span></text:p>
        </style:region-center>
      </style:footer-left>
    </style:master-page>
    <style:master-page style:name="PageStyle_5f_How_20_to_20_use" style:display-name="PageStyle_How to us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_5f_data_5f_" style:display-name="PageStyle__data_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vision" style:display-name="PageStyle_Revision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Risk Management Plan</dc:title>
    <meta:creation-date>2003-09-05T11:38:24</meta:creation-date>
    <dc:creator>Klaus Baer</dc:creator>
    <dc:date>2005-10-08T10:38:05</dc:date>
    <meta:print-date>2004-06-16T17:54:11</meta:print-date>
    <dc:language>de-DE</dc:language>
    <meta:editing-cycles>3</meta:editing-cycles>
    <meta:editing-duration>PT6M59S</meta:editing-duration>
    <meta:user-defined meta:name="Info 1"/>
    <meta:user-defined meta:name="Info 2"/>
    <meta:user-defined meta:name="Info 3"/>
    <meta:user-defined meta:name="Info 4"/>
    <meta:document-statistic meta:table-count="6" meta:cell-count="410"/>
  </office:meta>
</office:document-meta>
</file>